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ec6" officeooo:paragraph-rsid="0009bec6"/>
    </style:style>
    <style:style style:name="P2" style:family="paragraph" style:parent-style-name="Standard">
      <style:text-properties fo:font-weight="bold" officeooo:rsid="0009bec6" officeooo:paragraph-rsid="0009bec6" style:font-weight-asian="bold" style:font-weight-complex="bold"/>
    </style:style>
    <style:style style:name="P3" style:family="paragraph" style:parent-style-name="Standard">
      <style:text-properties fo:font-size="14pt" fo:font-weight="bold" officeooo:rsid="000b33d4" officeooo:paragraph-rsid="000b33d4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0b33d4" officeooo:paragraph-rsid="0009bec6" style:font-weight-asian="normal" style:font-weight-complex="normal"/>
    </style:style>
    <style:style style:name="P5" style:family="paragraph" style:parent-style-name="Standard">
      <style:text-properties fo:font-weight="normal" officeooo:rsid="000b33d4" officeooo:paragraph-rsid="000b33d4" style:font-weight-asian="normal" style:font-weight-complex="normal"/>
    </style:style>
    <style:style style:name="P6" style:family="paragraph" style:parent-style-name="Standard">
      <style:text-properties fo:font-weight="normal" officeooo:rsid="000b33d4" officeooo:paragraph-rsid="000bf8ee" style:font-weight-asian="normal" style:font-weight-complex="normal"/>
    </style:style>
    <style:style style:name="P7" style:family="paragraph" style:parent-style-name="Standard">
      <style:text-properties fo:font-weight="normal" officeooo:rsid="000bf8ee" officeooo:paragraph-rsid="000bf8ee" style:font-weight-asian="normal" style:font-weight-complex="normal"/>
    </style:style>
    <style:style style:name="T1" style:family="text">
      <style:text-properties officeooo:rsid="0009bec6"/>
    </style:style>
    <style:style style:name="T2" style:family="text">
      <style:text-properties officeooo:rsid="000b33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f8ee" style:font-weight-asian="bold" style:font-weight-complex="bold"/>
    </style:style>
    <style:style style:name="T5" style:family="text">
      <style:text-properties officeooo:rsid="000bf8ee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for assignment0 modification2:</text:p>
      <text:p text:style-name="P1"><text:tab/></text:p>
      <text:p text:style-name="P1"><text:span text:style-name="T6">Client:</text:span></text:p>
      <text:p text:style-name="P1"><text:tab/>1) Create socket.</text:p>
      <text:p text:style-name="P1"><text:tab/>2) Connect to server.</text:p>
      <text:p text:style-name="P1"><text:tab/>3) send filename using</text:p>
      <text:p text:style-name="P2"><text:tab/>send(socket_number, file_name, sizeof(file_name), 0<text:span text:style-name="T2">)</text:span></text:p>
      <text:p text:style-name="P1"><text:tab/>4) receive data from the server <text:s/>if the file exists with the given name else print “NO FILE <text:tab/>EXISTS WITH THE GIVEN NAME”</text:p>
      <text:p text:style-name="P1"><text:span text:style-name="T3"><text:tab/>recv(soc, buffer, sizeof(buffer), 0)</text:span></text:p>
      <text:p text:style-name="P1"><text:tab/>5) Print the content receving to buffer</text:p>
      <text:p text:style-name="P1"><text:span text:style-name="T3"><text:tab/>printf(“%s”,buffer)</text:span></text:p>
      <text:p text:style-name="P4"><text:tab/>6) close the connection.</text:p>
      <text:p text:style-name="P5"/>
      <text:p text:style-name="P3">Server:</text:p>
      <text:p text:style-name="P5"><text:tab/><text:span text:style-name="T1">1) Create socket.</text:span></text:p>
      <text:p text:style-name="P5"><text:tab/>2) Bind address to the server</text:p>
      <text:p text:style-name="P5"><text:tab/>3) Listen for clients</text:p>
      <text:p text:style-name="P5"><text:tab/>4) Accept client</text:p>
      <text:p text:style-name="P5"><text:tab/>5) Receive the file name <text:span text:style-name="T3">recv(soc, fname, 50, 0);</text:span></text:p>
      <text:p text:style-name="P5"><text:tab/>6) If file does’nt exists, <text:s/>print “NO FILE EXISTS”</text:p>
      <text:p text:style-name="P5"><text:tab/> <text:s/>else <text:span text:style-name="T5">open file and read the file</text:span></text:p>
      <text:p text:style-name="P6"><text:span text:style-name="T4"><text:tab/> <text:s text:c="2"/>read(fd, buffer, sizeof(buffer))</text:span></text:p>
      <text:p text:style-name="P7"><text:tab/>7) send the data to the client, close the file</text:p>
      <text:p text:style-name="P7"/>
      <text:p text:style-name="P7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4:25:12.741800848</meta:creation-date>
    <dc:date>2018-01-08T14:51:20.604630701</dc:date>
    <meta:editing-duration>PT4M46S</meta:editing-duration>
    <meta:editing-cycles>1</meta:editing-cycles>
    <meta:document-statistic meta:table-count="0" meta:image-count="0" meta:object-count="0" meta:page-count="1" meta:paragraph-count="22" meta:word-count="114" meta:character-count="717" meta:non-whitespace-character-count="597"/>
    <meta:generator>LibreOffice/5.1.6.2$Linux_X86_64 LibreOffice_project/10m0$Build-2</meta:generator>
  </office:meta>
</office:document-meta>
</file>